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e54e" officeooo:paragraph-rsid="0003e5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pect économique du tourisme, pour ou contre ? </text:p>
      <text:p text:style-name="P1"/>
      <text:p text:style-name="P1">Le tourisme est un levier de développement économique important d’une part du à son effet positif au PIB d’un pays, à son implication dans la création d’emploi tel que des postes dans des Hotels, des restaurants, des agences de voyage, etc. Elle encourage les habitants locaux à saisir des opportunités importantes comme la construction de restaurant ou d’hotel, ce qui engendre un développement conséquent dans le pays. Le tourisme stimule le déficit commercial d’un pays d’une part grace au devise étrangeres dépenser et échanger par les touristes. L’attrait touristique d’un endroit peut avoir un impact positif sur les biens immobilier présent, ce qui influence les marchés locaux. Les taxes imposer par le gourverment peuvent etre une source significative de revenu pour un gouvernemen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2:38:54.807433714</meta:creation-date>
    <dc:date>2023-10-10T23:38:30.533981371</dc:date>
    <meta:editing-duration>PT59M36S</meta:editing-duration>
    <meta:editing-cycles>1</meta:editing-cycles>
    <meta:document-statistic meta:table-count="0" meta:image-count="0" meta:object-count="0" meta:page-count="1" meta:paragraph-count="2" meta:word-count="131" meta:character-count="843" meta:non-whitespace-character-count="712"/>
    <meta:generator>LibreOffice/7.6.2.1$MacOSX_AARCH64 LibreOffice_project/56f7684011345957bbf33a7ee678afaf4d2ba333</meta:generator>
  </office:meta>
</office:document-meta>
</file>